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árrafodelista" style:master-page-name="MP0" style:family="paragraph">
      <style:paragraph-properties fo:break-before="page"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5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7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9" style:parent-style-name="Párrafodelista" style:list-style-name="WWNum2" style:family="paragraph"/>
    <style:style style:name="T1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" style:parent-style-name="Hipervínculo" style:family="text">
      <style:text-properties style:font-name="Arial" style:font-name-complex="Arial" fo:font-size="12pt" style:font-size-asian="12pt" style:font-size-complex="12pt"/>
    </style:style>
    <style:style style:name="T12" style:parent-style-name="Hipervínculo" style:family="text">
      <style:text-properties style:font-name="Arial" style:font-name-complex="Arial" fo:font-size="12pt" style:font-size-asian="12pt" style:font-size-complex="12pt"/>
    </style:style>
    <style:style style:name="T13" style:parent-style-name="Hipervínculo" style:family="text">
      <style:text-properties style:font-name="Arial" style:font-name-complex="Arial" fo:font-size="12pt" style:font-size-asian="12pt" style:font-size-complex="12pt"/>
    </style:style>
    <style:style style:name="P1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5" style:parent-style-name="Párrafodelista" style:list-style-name="WWNum2" style:family="paragraph">
      <style:text-properties style:font-name="Arial" style:font-name-complex="Arial" fo:font-size="12pt" style:font-size-asian="12pt" style:font-size-complex="12pt"/>
    </style:style>
    <style:style style:name="P1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7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" style:parent-style-name="Párrafodelista" style:family="paragraph">
      <style:paragraph-properties fo:margin-left="0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4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6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28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2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0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2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4" style:parent-style-name="Párrafodelista" style:list-style-name="WWNum3" style:family="paragraph">
      <style:text-properties style:font-name="Arial" style:font-name-complex="Arial" fo:font-size="12pt" style:font-size-asian="12pt" style:font-size-complex="12pt"/>
    </style:style>
    <style:style style:name="P3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3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3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4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T41" style:parent-style-name="Fuentedepárrafopredeter.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udas Miguel Ángel:</text:p>
      <text:p text:style-name="P2"/>
      <text:list text:style-name="WWNum2">
        <text:list-item>
          <text:p text:style-name="P3">¿Mi trabajo se basa ya en el uso exclusivo de la cámara PTZ con el lidar?</text:p>
        </text:list-item>
      </text:list>
      <text:p text:style-name="P4"/>
      <text:list text:style-name="WWNum2" text:continue-numbering="true">
        <text:list-item>
          <text:p text:style-name="P5">¿Cómo enfoco el trabajo?</text:p>
        </text:list-item>
      </text:list>
      <text:p text:style-name="P6"/>
      <text:list text:style-name="WWNum2" text:continue-numbering="true">
        <text:list-item>
          <text:p text:style-name="P7">¿Se suponen los códigos de barras orientados horizontalmente o que puedan estar de cualquier forma?</text:p>
        </text:list-item>
      </text:list>
      <text:p text:style-name="P8"/>
      <text:list text:style-name="WWNum2" text:continue-numbering="true">
        <text:list-item>
          <text:p text:style-name="P9"><text:span text:style-name="T10">Tema de coger el trabajo de nuevo en<text:s/></text:span><text:a xlink:href="https://www.etsi.us.es/login?ref=%2Fperfil_usuario" office:target-frame-name="_top" xlink:show="replace"><text:span text:style-name="T11">https://www.etsi.us.es/</text:span><text:bookmark-start text:name="_Hlt116901439"/><text:bookmark-start text:name="_Hlt116901440"/><text:span text:style-name="T12">l</text:span><text:bookmark-end text:name="_Hlt116901439"/><text:bookmark-end text:name="_Hlt116901440"/><text:span text:style-name="T13">ogin?ref=%2Fperfil_usuario</text:span></text:a></text:p>
        </text:list-item>
      </text:list>
      <text:p text:style-name="P14"/>
      <text:list text:style-name="WWNum2" text:continue-numbering="true">
        <text:list-item>
          <text:p text:style-name="P15">¿Cómo eliminar las pequeñas regiones de la máscara?</text:p>
        </text:list-item>
      </text:list>
      <text:p text:style-name="P16"/>
      <text:p text:style-name="P17"/>
      <text:p text:style-name="P18">Dudas Pedro:</text:p>
      <text:p text:style-name="P19"/>
      <text:list text:style-name="WWNum3">
        <text:list-item>
          <text:p text:style-name="P20">Me da error al compilar los archivos del proyecto (parte catkin_make)</text:p>
        </text:list-item>
      </text:list>
      <text:p text:style-name="P21"/>
      <text:list text:style-name="WWNum3" text:continue-numbering="true">
        <text:list-item>
          <text:p text:style-name="P22">No me deja editar la carpeta de los códigos</text:p>
        </text:list-item>
      </text:list>
      <text:p text:style-name="P23"/>
      <text:list text:style-name="WWNum3" text:continue-numbering="true">
        <text:list-item>
          <text:p text:style-name="P24">Durante los experimentos, ¿el robot se mueve o simplemente se enfrenta manualmente a la pared donde están los códigos de barras y simplemente se ejecutan los códigos correspondientes al procesamiento de la imagen y el control de la cámara? Solo la parte del procesamiento y el control de la cámara</text:p>
        </text:list-item>
      </text:list>
      <text:p text:style-name="P25"/>
      <text:list text:style-name="WWNum3" text:continue-numbering="true">
        <text:list-item>
          <text:p text:style-name="P26">Hay muchos códigos y archivos, tener un idea de qué hace cada cosa o, si no hace falta que el robot se mueva, al menos saber acerca de los archivos correspondientes a la parte de procesar la imagen y controlar la cámara.</text:p>
        </text:list-item>
      </text:list>
      <text:p text:style-name="P27"/>
      <text:list text:style-name="WWNum3" text:continue-numbering="true">
        <text:list-item>
          <text:p text:style-name="P28">¿Cómo se pasa de tener el código de barras localizado a obtener el código numérico del mismo? El nodo zbar decodifica EAN-13.</text:p>
        </text:list-item>
      </text:list>
      <text:p text:style-name="P29"/>
      <text:list text:style-name="WWNum3" text:continue-numbering="true">
        <text:list-item>
          <text:p text:style-name="P30">Probar a ejecutar algún launch para ver que funciona.</text:p>
        </text:list-item>
      </text:list>
      <text:p text:style-name="P31"/>
      <text:list text:style-name="WWNum3" text:continue-numbering="true">
        <text:list-item>
          <text:p text:style-name="P32">¿Cómo se pone a funcionar todo el sistema real?: cargar programas en el Intel NUC, conectar todos los componentes, abrir la cámara durante el experimento para ver si el “pan”, “tilt” y zoom son los correctos para enfocar el código de barras.</text:p>
        </text:list-item>
      </text:list>
      <text:p text:style-name="P33"/>
      <text:list text:style-name="WWNum3" text:continue-numbering="true">
        <text:list-item>
          <text:p text:style-name="P34">Launch para ejecutar el programa de mapeo, localización de productos y guiado. Launch para ejecutar la detección de código de barras.</text:p>
        </text:list-item>
      </text:list>
      <text:p text:style-name="Párrafodelista"/>
      <text:p text:style-name="P35"/>
      <text:p text:style-name="P36">Bar code scan: procesamiento imagen</text:p>
      <text:p text:style-name="Párrafodelista"><text:a xlink:href="https://github.com/RobotnikAutomation/axis_camera" office:target-frame-name="_top" xlink:show="replace"><text:span text:style-name="T37">https://github.com/RobotnikAutomation/axis_camera</text:span></text:a></text:p>
      <text:p text:style-name="P38"/>
      <text:p text:style-name="P39">Quitar lanzadores kineck pxpincher</text:p>
      <text:p text:style-name="P40"/>
      <text:p text:style-name="Párrafodelista"><text:span text:style-name="T41">Anotarme avances de lo que voy consiguiendo para luego redactarlo más fácilmente en el TF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 DE DIOS HERRERA HURTADO</meta:initial-creator>
    <dc:creator>JUAN DE DIOS HERRERA HURTADO</dc:creator>
    <meta:creation-date>2022-07-11T09:53:00Z</meta:creation-date>
    <dc:date>2022-10-17T11:21:00Z</dc:date>
    <meta:template xlink:href="Normal.dotm" xlink:type="simple"/>
    <meta:editing-cycles>33</meta:editing-cycles>
    <meta:editing-duration>PT9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96" meta:character-count="1924" meta:row-count="13" meta:non-whitespace-character-count="1631"/>
  </office:meta>
</office:document-meta>
</file>